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b8dc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1.528cm" fo:min-width="5.596cm"/>
      <style:paragraph-properties style:writing-mode="lr-tb"/>
    </style:style>
    <style:style style:name="gr4" style:family="graphic" style:parent-style-name="standard">
      <style:graphic-properties draw:fill-color="#23b8dc" draw:textarea-horizontal-align="justify" draw:textarea-vertical-align="middle" draw:auto-grow-height="false" fo:min-height="3.33cm" fo:min-width="5.9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9cm" fo:min-width="8.3cm"/>
      <style:paragraph-properties style:writing-mode="lr-tb"/>
    </style:style>
    <style:style style:name="gr6" style:family="graphic" style:parent-style-name="standard">
      <style:graphic-properties draw:fill-color="#00a933" draw:textarea-horizontal-align="justify" draw:textarea-vertical-align="middle" draw:auto-grow-height="false" fo:min-height="1.829cm" fo:min-width="6.612cm"/>
      <style:paragraph-properties style:writing-mode="lr-tb"/>
    </style:style>
    <style:style style:name="gr7" style:family="graphic" style:parent-style-name="standard">
      <style:graphic-properties draw:fill-color="#f6f9d4" draw:textarea-horizontal-align="justify" draw:textarea-vertical-align="middle" draw:auto-grow-height="false" fo:min-height="0.686cm" fo:min-width="4.155cm"/>
      <style:paragraph-properties style:writing-mode="lr-tb"/>
    </style:style>
    <style:style style:name="gr8" style:family="graphic" style:parent-style-name="standard">
      <style:graphic-properties draw:fill-color="#f6f9d4" draw:textarea-horizontal-align="justify" draw:textarea-vertical-align="middle" draw:auto-grow-height="false" fo:min-height="0.786cm" fo:min-width="4.15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15cm" fo:min-width="8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71cm" fo:min-width="6.104cm"/>
      <style:paragraph-properties style:writing-mode="lr-tb"/>
    </style:style>
    <style:style style:name="gr13" style:family="graphic" style:parent-style-name="standard">
      <style:graphic-properties draw:fill-color="#007fff" draw:textarea-horizontal-align="justify" draw:textarea-vertical-align="middle" draw:auto-grow-height="false" fo:min-height="0.893cm" fo:min-width="1.27cm"/>
      <style:paragraph-properties style:writing-mode="lr-tb"/>
    </style:style>
    <style:style style:name="gr14" style:family="graphic" style:parent-style-name="standard">
      <style:graphic-properties draw:fill-color="#007fff" draw:textarea-horizontal-align="justify" draw:textarea-vertical-align="middle" draw:auto-grow-height="false" fo:min-height="0.893cm" fo:min-width="1.5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71cm" fo:min-width="1.5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7" style:family="graphic" style:parent-style-name="standard">
      <style:graphic-properties draw:fill-color="#23b8dc" draw:textarea-horizontal-align="justify" draw:textarea-vertical-align="middle" draw:auto-grow-height="false" fo:min-height="3.306cm" fo:min-width="6.6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7.12cm"/>
      <style:paragraph-properties style:writing-mode="lr-tb"/>
    </style:style>
    <style:style style:name="gr19" style:family="graphic" style:parent-style-name="standard">
      <style:graphic-properties draw:fill-color="#23b8dc" draw:textarea-horizontal-align="justify" draw:textarea-vertical-align="middle" draw:auto-grow-height="false" fo:min-height="1.274cm" fo:min-width="5.97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23b8dc"/>
      <style:paragraph-properties fo:text-align="center" style:writing-mode="lr-tb"/>
    </style:style>
    <style:style style:name="P3" style:family="paragraph">
      <loext:graphic-properties draw:fill-color="#ffffa6"/>
      <style:paragraph-properties fo:text-align="center" style:writing-mode="lr-tb"/>
    </style:style>
    <style:style style:name="P4" style:family="paragraph">
      <loext:graphic-properties draw:fill-color="#00a933"/>
      <style:paragraph-properties fo:text-align="center" style:writing-mode="lr-tb"/>
    </style:style>
    <style:style style:name="P5" style:family="paragraph">
      <loext:graphic-properties draw:fill-color="#f6f9d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7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3.556cm" svg:x="6.378cm" svg:y="1.584cm">
          <text:p text:style-name="P1">Cerberus Core Server</text:p>
          <text:p text:style-name="P1"><text:span text:style-name="T1">(cerberus-core)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1.584cm">
          <text:p text:style-name="P1">JAVA 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3.443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096cm" svg:height="1.778cm" svg:x="1.254cm" svg:y="9.001cm">
          <text:p text:style-name="P1">Client Work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77cm" svg:height="3.58cm" svg:x="13.012cm" svg:y="6.818cm">
          <text:p text:style-name="P1">Test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8cm" svg:height="1.04cm" svg:x="19.678cm" svg:y="6.818cm">
          <text:p text:style-name="P1"><text:span text:style-name="T1">Selen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.112cm" svg:height="2.079cm" svg:x="6.324cm" svg:y="17.737cm">
          <text:p text:style-name="P1">Application 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655cm" svg:height="0.936cm" svg:x="13.617cm" svg:y="17.702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.655cm" svg:height="1.036cm" svg:x="13.617cm" svg:y="18.78cm">
          <text:p text:style-name="P1"><text:span text:style-name="T1">Databas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4.429cm" svg:y1="8.747cm" svg:x2="6.969cm" svg:y2="5.572cm">
          <text:p text:style-name="P6">https</text:p>
        </draw:line>
        <draw:line draw:style-name="gr9" draw:text-style-name="P7" draw:layer="layout" svg:x1="7.858cm" svg:y1="5.318cm" svg:x2="13.319cm" svg:y2="19.161cm">
          <text:p text:style-name="P6">Jdbc</text:p>
        </draw:line>
        <draw:line draw:style-name="gr10" draw:text-style-name="P8" draw:layer="layout" svg:x1="17.764cm" svg:y1="10.525cm" svg:x2="16.284cm" svg:y2="17.51cm">
          <text:p/>
        </draw:line>
        <draw:line draw:style-name="gr9" draw:text-style-name="P7" draw:layer="layout" svg:x1="12.557cm" svg:y1="5.064cm" svg:x2="19.669cm" svg:y2="7.477cm">
          <text:p text:style-name="P6">http</text:p>
        </draw:line>
        <draw:custom-shape draw:style-name="gr11" draw:text-style-name="P1" draw:layer="layout" svg:width="8.8cm" svg:height="0.965cm" svg:x="19.678cm" svg:y="7.971cm">
          <text:p text:style-name="P1"><text:span text:style-name="T1">App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6.604cm" svg:height="1.321cm" svg:x="19.669cm" svg:y="9.033cm">
          <text:p text:style-name="P1"><text:span text:style-name="T1">Cerberus Robot Extension</text:span></text:p>
          <text:p text:style-name="P1"><text:span text:style-name="T2">(cerberus-robot-extens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77cm" svg:height="1.143cm" svg:x="9.509cm" svg:y="3.818cm">
          <text:p text:style-name="P1"><text:span text:style-name="T3">App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.032cm" svg:height="1.143cm" svg:x="11.287cm" svg:y="3.818cm">
          <text:p text:style-name="P1"><text:span text:style-name="T3">Selen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652cm" svg:y1="5.064cm" svg:x2="19.669cm" svg:y2="8.366cm">
          <text:p text:style-name="P6">http</text:p>
        </draw:line>
        <draw:custom-shape draw:style-name="gr15" draw:text-style-name="P1" draw:layer="layout" svg:width="2.032cm" svg:height="1.321cm" svg:x="26.446cm" svg:y="9.033cm">
          <text:p text:style-name="P1"><text:span text:style-name="T1">Sikuli 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8.747cm" svg:y1="5.064cm" svg:x2="19.669cm" svg:y2="9.509cm">
          <text:p text:style-name="P6">http</text:p>
        </draw:line>
        <draw:custom-shape draw:style-name="gr13" draw:text-style-name="P9" draw:layer="layout" svg:width="1.77cm" svg:height="1.143cm" svg:x="7.685cm" svg:y="3.818cm">
          <text:p text:style-name="P1"><text:span text:style-name="T3">Sikuli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7.747cm" svg:height="1.143cm" svg:x="17.003cm" svg:y="5.827cm">
          <draw:text-box>
            <text:p>Executor <text:s/>Host:Port</text:p>
          </draw:text-box>
        </draw:frame>
      </draw:page>
      <draw:page draw:name="page2" draw:style-name="dp1" draw:master-page-name="Default">
        <draw:custom-shape draw:style-name="gr17" draw:text-style-name="P2" draw:layer="layout" svg:width="7.112cm" svg:height="3.556cm" svg:x="6.378cm" svg:y="1.584cm">
          <text:p text:style-name="P1">Cerberus Core Server</text:p>
          <text:p text:style-name="P1"><text:span text:style-name="T1">(cerberus-core)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62cm" svg:height="1.778cm" svg:x="13.871cm" svg:y="1.584cm">
          <text:p text:style-name="P1">JAVA 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.62cm" svg:height="1.778cm" svg:x="13.871cm" svg:y="3.443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096cm" svg:height="1.778cm" svg:x="1.254cm" svg:y="9.001cm">
          <text:p text:style-name="P1">Client Work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77cm" svg:height="3.58cm" svg:x="13.012cm" svg:y="6.818cm">
          <text:p text:style-name="P1">Test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8cm" svg:height="1.04cm" svg:x="19.678cm" svg:y="6.818cm">
          <text:p text:style-name="P1"><text:span text:style-name="T1">Selen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.112cm" svg:height="2.079cm" svg:x="6.324cm" svg:y="17.737cm">
          <text:p text:style-name="P1">Application 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655cm" svg:height="0.936cm" svg:x="13.617cm" svg:y="17.702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.655cm" svg:height="1.036cm" svg:x="13.617cm" svg:y="18.78cm">
          <text:p text:style-name="P1"><text:span text:style-name="T1">Databas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4.429cm" svg:y1="8.747cm" svg:x2="6.969cm" svg:y2="5.572cm">
          <text:p text:style-name="P6">https</text:p>
        </draw:line>
        <draw:line draw:style-name="gr9" draw:text-style-name="P7" draw:layer="layout" svg:x1="7.858cm" svg:y1="5.318cm" svg:x2="13.319cm" svg:y2="19.161cm">
          <text:p text:style-name="P6">Jdbc</text:p>
        </draw:line>
        <draw:line draw:style-name="gr10" draw:text-style-name="P8" draw:layer="layout" svg:x1="17.129cm" svg:y1="15.224cm" svg:x2="16.284cm" svg:y2="17.51cm">
          <text:p/>
        </draw:line>
        <draw:line draw:style-name="gr9" draw:text-style-name="P7" draw:layer="layout" svg:x1="12.557cm" svg:y1="5.064cm" svg:x2="19.669cm" svg:y2="7.477cm">
          <text:p text:style-name="P6">http</text:p>
        </draw:line>
        <draw:custom-shape draw:style-name="gr11" draw:text-style-name="P1" draw:layer="layout" svg:width="8.8cm" svg:height="0.965cm" svg:x="19.678cm" svg:y="7.971cm">
          <text:p text:style-name="P1"><text:span text:style-name="T1">Appium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6.604cm" svg:height="1.321cm" svg:x="19.669cm" svg:y="9.033cm">
          <text:p text:style-name="P1"><text:span text:style-name="T1">Cerberus Robot Extension</text:span></text:p>
          <text:p text:style-name="P1"><text:span text:style-name="T2">(cerberus-robot-extens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.77cm" svg:height="1.143cm" svg:x="9.509cm" svg:y="3.818cm">
          <text:p text:style-name="P1"><text:span text:style-name="T3">App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2.032cm" svg:height="1.143cm" svg:x="11.287cm" svg:y="3.818cm">
          <text:p text:style-name="P1"><text:span text:style-name="T3">Selenium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10.652cm" svg:y1="5.064cm" svg:x2="19.669cm" svg:y2="8.366cm">
          <text:p text:style-name="P6">http</text:p>
        </draw:line>
        <draw:custom-shape draw:style-name="gr15" draw:text-style-name="P1" draw:layer="layout" svg:width="2.032cm" svg:height="1.321cm" svg:x="26.446cm" svg:y="9.033cm">
          <text:p text:style-name="P1"><text:span text:style-name="T1">Sikuli 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8.747cm" svg:y1="5.064cm" svg:x2="19.669cm" svg:y2="9.509cm">
          <text:p text:style-name="P6">http</text:p>
        </draw:line>
        <draw:custom-shape draw:style-name="gr13" draw:text-style-name="P9" draw:layer="layout" svg:width="1.77cm" svg:height="1.143cm" svg:x="7.685cm" svg:y="3.818cm">
          <text:p text:style-name="P1"><text:span text:style-name="T3">Sikuli </text:span></text:p>
          <text:p text:style-name="P1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7.747cm" svg:height="1.143cm" svg:x="17.003cm" svg:y="5.827cm">
          <draw:text-box>
            <text:p>Executor <text:s/>Host:Port</text:p>
          </draw:text-box>
        </draw:frame>
        <draw:line draw:style-name="gr10" draw:text-style-name="P8" draw:layer="controls" svg:x1="19.034cm" svg:y1="10.525cm" svg:x2="19.218cm" svg:y2="13.193cm">
          <text:p/>
        </draw:line>
        <draw:custom-shape draw:style-name="gr19" draw:text-style-name="P2" draw:layer="controls" svg:width="6.477cm" svg:height="1.524cm" svg:x="14.589cm" svg:y="13.447cm">
          <text:p text:style-name="P1">Cerberus Proxy</text:p>
          <text:p text:style-name="P11"><text:span text:style-name="T2">(cerberus-robot-prox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controls" svg:x1="8.747cm" svg:y1="5.446cm" svg:x2="14.335cm" svg:y2="13.066cm">
          <text:p/>
        </draw:line>
        <draw:frame draw:style-name="gr16" draw:text-style-name="P10" draw:layer="controls" svg:width="7.747cm" svg:height="1.143cm" svg:x="18.653cm" svg:y="11.542cm">
          <draw:text-box>
            <text:p>Proxy <text:s/>Host:Port</text:p>
          </draw:text-box>
        </draw:frame>
        <draw:frame draw:style-name="gr16" draw:text-style-name="P10" draw:layer="controls" svg:width="7.747cm" svg:height="1.143cm" svg:x="11.341cm" svg:y="11.75cm">
          <draw:text-box>
            <text:p>Extension <text:s/>Host:Po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2-05T23:57:36</meta:creation-date>
    <dc:date>2022-08-12T23:00:01.228024803</dc:date>
    <meta:editing-duration>PT30M16S</meta:editing-duration>
    <meta:editing-cycles>8</meta:editing-cycles>
    <meta:generator>LibreOffice/7.1.7.2$Linux_X86_64 LibreOffice_project/10$Build-2</meta:generator>
    <meta:document-statistic meta:object-count="49"/>
  </office:meta>
</office:document-meta>
</file>